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E00DAC93616526C835.png" manifest:media-type="image/png"/>
  <manifest:file-entry manifest:full-path="Pictures/1000000000000320000001E0A0FC7C5FA1D01A49.png" manifest:media-type="image/png"/>
  <manifest:file-entry manifest:full-path="Pictures/1000000000000320000001E00B4E759083783EDC.png" manifest:media-type="image/png"/>
  <manifest:file-entry manifest:full-path="Pictures/1000000000000320000001E0D5821B19B52E7A61.png" manifest:media-type="image/png"/>
  <manifest:file-entry manifest:full-path="Pictures/1000000000000320000001E0FF39339854EEAA76.png" manifest:media-type="image/png"/>
  <manifest:file-entry manifest:full-path="Pictures/1000000000000320000001E0F6E2952A590F4E3D.png" manifest:media-type="image/png"/>
  <manifest:file-entry manifest:full-path="Pictures/1000000000000320000001E0E3F545CFEE9BF06B.png" manifest:media-type="image/png"/>
  <manifest:file-entry manifest:full-path="Pictures/1000000000000320000001E0D486DEBB8C24B7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8aeb" officeooo:paragraph-rsid="00148aeb"/>
    </style:style>
    <style:style style:name="P2" style:family="paragraph" style:parent-style-name="Standard">
      <style:text-properties officeooo:rsid="0015e4f3" officeooo:paragraph-rsid="0015e4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ceiver</text:h>
      <text:p text:style-name="P1"/>
      <text:p text:style-name="P1"/>
      <text:h text:style-name="Heading_20_2" text:outline-level="2">Throttle</text:h>
      <text:p text:style-name="P1"/>
      <text:p text:style-name="P1"><draw:frame draw:style-name="fr1" draw:name="Image1" text:anchor-type="paragraph" svg:x="1.0638in" svg:y="2.9165in" svg:width="4.2764in" svg:height="2.5661in" draw:z-index="0"><draw:image xlink:href="Pictures/1000000000000320000001E0E3F545CFEE9BF06B.png" xlink:type="simple" xlink:show="embed" xlink:actuate="onLoad"/></draw:frame><draw:frame draw:style-name="fr1" draw:name="Image2" text:anchor-type="paragraph" svg:x="1.0071in" svg:y="0in" svg:width="4.3252in" svg:height="2.5953in" draw:z-index="1"><draw:image xlink:href="Pictures/1000000000000320000001E0FF39339854EEAA76.png" xlink:type="simple" xlink:show="embed" xlink:actuate="onLoad"/></draw:frame><draw:frame draw:style-name="fr1" draw:name="Image3" text:anchor-type="paragraph" svg:x="1.0417in" svg:y="5.8437in" svg:width="4.3366in" svg:height="2.602in" draw:z-index="2"><draw:image xlink:href="Pictures/1000000000000320000001E0F6E2952A590F4E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Steering</text:h>
      <text:p text:style-name="P1"><draw:frame draw:style-name="fr1" draw:name="Image4" text:anchor-type="paragraph" svg:x="0.8138in" svg:y="0.0043in" svg:width="4.4516in" svg:height="2.6709in" draw:z-index="3"><draw:image xlink:href="Pictures/1000000000000320000001E0D486DEBB8C24B75C.png" xlink:type="simple" xlink:show="embed" xlink:actuate="onLoad"/></draw:frame></text:p>
      <text:p text:style-name="P1"><draw:frame draw:style-name="fr1" draw:name="Image5" text:anchor-type="paragraph" svg:x="0.8661in" svg:y="2.6252in" svg:width="4.4028in" svg:height="2.6417in" draw:z-index="4"><draw:image xlink:href="Pictures/1000000000000320000001E0D5821B19B52E7A61.png" xlink:type="simple" xlink:show="embed" xlink:actuate="onLoad"/></draw:frame><draw:frame draw:style-name="fr1" draw:name="Image6" text:anchor-type="paragraph" svg:x="0.8661in" svg:y="5.5209in" svg:width="4.3874in" svg:height="2.6327in" draw:z-index="5"><draw:image xlink:href="Pictures/1000000000000320000001E00B4E759083783ED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Start button</text:h>
      <text:p text:style-name="P2"/>
      <text:p text:style-name="P2"><draw:frame draw:style-name="fr1" draw:name="Image7" text:anchor-type="paragraph" svg:x="0.9957in" svg:y="0.1252in" svg:width="4.4929in" svg:height="2.6957in" draw:z-index="6"><draw:image xlink:href="Pictures/1000000000000320000001E0A0FC7C5FA1D01A49.png" xlink:type="simple" xlink:show="embed" xlink:actuate="onLoad"/></draw:frame><draw:frame draw:style-name="fr1" draw:name="Image8" text:anchor-type="paragraph" svg:x="1.0583in" svg:y="3.3335in" svg:width="4.4929in" svg:height="2.6957in" draw:z-index="7"><draw:image xlink:href="Pictures/1000000000000320000001E00DAC93616526C83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8:02:25.550190138</meta:creation-date>
    <dc:date>2018-09-21T18:06:42.133929716</dc:date>
    <meta:editing-duration>PT4M16S</meta:editing-duration>
    <meta:editing-cycles>4</meta:editing-cycles>
    <meta:generator>LibreOffice/5.1.6.2$Linux_X86_64 LibreOffice_project/10m0$Build-2</meta:generator>
    <meta:document-statistic meta:table-count="0" meta:image-count="8" meta:object-count="0" meta:page-count="3" meta:paragraph-count="4" meta:word-count="5" meta:character-count="36" meta:non-whitespace-character-count="35"/>
  </office:meta>
</office:document-meta>
</file>